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83805"/>
    </style:style>
    <style:style style:name="T36" style:family="text">
      <style:text-properties officeooo:rsid="00489b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40398016" text:id="ct40398016">
          <text:insertion>
            <office:change-info>
              <dc:creator>Sara Boch</dc:creator>
              <dc:date>2013-12-10T09:40:00</dc:date>
            </office:change-info>
          </text:insertion>
        </text:changed-region>
        <text:changed-region xml:id="ct39586160" text:id="ct39586160">
          <text:deletion>
            <office:change-info>
              <dc:creator>Sara Boch</dc:creator>
              <dc:date>2013-12-10T09:55:00</dc:date>
            </office:change-info>
            <text:p text:style-name="P1">Picture 2.</text:p>
          </text:deletion>
        </text:changed-region>
        <text:changed-region xml:id="ct40514624" text:id="ct40514624">
          <text:insertion>
            <office:change-info>
              <dc:creator>Sara Boch</dc:creator>
              <dc:date>2013-12-10T09:55:00</dc:date>
            </office:change-info>
          </text:insertion>
        </text:changed-region>
        <text:changed-region xml:id="ct40527152" text:id="ct40527152">
          <text:insertion>
            <office:change-info>
              <dc:creator>Sara Boch</dc:creator>
              <dc:date>2013-12-10T09:59:00</dc:date>
            </office:change-info>
          </text:insertion>
        </text:changed-region>
        <text:changed-region xml:id="ct40545440" text:id="ct40545440">
          <text:insertion>
            <office:change-info>
              <dc:creator>Sara Boch</dc:creator>
              <dc:date>2013-12-10T10:00:00</dc:date>
            </office:change-info>
          </text:insertion>
        </text:changed-region>
        <text:changed-region xml:id="ct40545728" text:id="ct40545728">
          <text:deletion>
            <office:change-info>
              <dc:creator>Sara Boch</dc:creator>
              <dc:date>2013-12-10T10:00:00</dc:date>
            </office:change-info>
            <text:p text:style-name="P2">customise</text:p>
          </text:deletion>
        </text:changed-region>
        <text:changed-region xml:id="ct40550752" text:id="ct40550752">
          <text:insertion>
            <office:change-info>
              <dc:creator>Sara Boch</dc:creator>
              <dc:date>2013-12-10T10:06:00</dc:date>
            </office:change-info>
          </text:insertion>
        </text:changed-region>
        <text:changed-region xml:id="ct40553504" text:id="ct40553504">
          <text:insertion>
            <office:change-info>
              <dc:creator>Sara Boch</dc:creator>
              <dc:date>2013-12-10T10:04:00</dc:date>
            </office:change-info>
          </text:insertion>
        </text:changed-region>
        <text:changed-region xml:id="ct40554592" text:id="ct40554592">
          <text:insertion>
            <office:change-info>
              <dc:creator>Sara Boch</dc:creator>
              <dc:date>2013-12-10T10:19:00</dc:date>
            </office:change-info>
          </text:insertion>
        </text:changed-region>
        <text:changed-region xml:id="ct40558816" text:id="ct40558816">
          <text:insertion>
            <office:change-info>
              <dc:creator>Sara Boch</dc:creator>
              <dc:date>2013-12-10T10:21:00</dc:date>
            </office:change-info>
          </text:insertion>
        </text:changed-region>
        <text:changed-region xml:id="ct40561344" text:id="ct40561344">
          <text:deletion>
            <office:change-info>
              <dc:creator>Sara Boch</dc:creator>
              <dc:date>2013-12-10T10:22:00</dc:date>
            </office:change-info>
            <text:p text:style-name="P3">s</text:p>
          </text:deletion>
        </text:changed-region>
        <text:changed-region xml:id="ct40559696" text:id="ct40559696">
          <text:insertion>
            <office:change-info>
              <dc:creator>Sara Boch</dc:creator>
              <dc:date>2013-12-10T10:41:00</dc:date>
            </office:change-info>
          </text:insertion>
        </text:changed-region>
        <text:changed-region xml:id="ct40560144" text:id="ct40560144">
          <text:deletion>
            <office:change-info>
              <dc:creator>Sara Boch</dc:creator>
              <dc:date>2013-12-10T10:23:00</dc:date>
            </office:change-info>
            <text:p text:style-name="P4">s</text:p>
          </text:deletion>
        </text:changed-region>
        <text:changed-region xml:id="ct40559904" text:id="ct40559904">
          <text:deletion>
            <office:change-info>
              <dc:creator>Sara Boch</dc:creator>
              <dc:date>2013-12-10T10:41:00</dc:date>
            </office:change-info>
            <text:p text:style-name="P5">ali</text:p>
          </text:deletion>
        </text:changed-region>
        <text:changed-region xml:id="ct40564880" text:id="ct40564880">
          <text:insertion>
            <office:change-info>
              <dc:creator>Sara Boch</dc:creator>
              <dc:date>2013-12-10T10:23:00</dc:date>
            </office:change-info>
          </text:insertion>
        </text:changed-region>
        <text:changed-region xml:id="ct40552992" text:id="ct40552992">
          <text:insertion>
            <office:change-info>
              <dc:creator>Sara Boch</dc:creator>
              <dc:date>2013-12-10T10:41:00</dc:date>
            </office:change-info>
          </text:insertion>
        </text:changed-region>
        <text:changed-region xml:id="ct40563904" text:id="ct40563904">
          <text:deletion>
            <office:change-info>
              <dc:creator>Sara Boch</dc:creator>
              <dc:date>2013-12-10T10:24:00</dc:date>
            </office:change-info>
            <text:p text:style-name="P4">s</text:p>
          </text:deletion>
        </text:changed-region>
        <text:changed-region xml:id="ct40561792" text:id="ct40561792">
          <text:deletion>
            <office:change-info>
              <dc:creator>Sara Boch</dc:creator>
              <dc:date>2013-12-10T10:41:00</dc:date>
            </office:change-info>
            <text:p text:style-name="P5">ali</text:p>
          </text:deletion>
        </text:changed-region>
        <text:changed-region xml:id="ct40595904" text:id="ct40595904">
          <text:deletion>
            <office:change-info>
              <dc:creator>Sara Boch</dc:creator>
              <dc:date>2013-12-10T10:35:00</dc:date>
            </office:change-info>
            <text:p text:style-name="P6">1</text:p>
          </text:deletion>
        </text:changed-region>
        <text:changed-region xml:id="ct40631920" text:id="ct40631920">
          <text:format-change>
            <office:change-info>
              <dc:creator>Sara Boch</dc:creator>
              <dc:date>2013-12-10T10:51:00</dc:date>
            </office:change-info>
          </text:format-change>
        </text:changed-region>
        <text:changed-region xml:id="ct40633520" text:id="ct40633520">
          <text:format-change>
            <office:change-info>
              <dc:creator>Sara Boch</dc:creator>
              <dc:date>2013-12-10T10:51:00</dc:date>
            </office:change-info>
          </text:format-change>
        </text:changed-region>
        <text:changed-region xml:id="ct40633808" text:id="ct40633808">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6">2</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40398016"/><text:span text:style-name="T21">m</text:span><text:change-end text:change-id="ct4039801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39586160"/><text:change-start text:change-id="ct40514624"/><text:soft-page-break/>Picture 2.<text:change-end text:change-id="ct40514624"/></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40527152"/> <text:change-end text:change-id="ct40527152"/>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40545440"/><text:span text:style-name="T1">customize</text:span><text:change-end text:change-id="ct40545440"/><text:change text:change-id="ct40545728"/>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40550752"/><text:span text:style-name="T1">s</text:span><text:change-end text:change-id="ct40550752"/> need to be done at once. To configure this aspect you can click <text:span text:style-name="T2">Configure</text:span> button below the label <text:span text:style-name="T2">Simulation </text:span><text:soft-page-break/><text:span text:style-name="T2">Steps</text:span>. You will then get<text:change-start text:change-id="ct40553504"/> <text:change-end text:change-id="ct40553504"/><text:change-start text:change-id="ct40554592"/><text:span text:style-name="T22">the</text:span><text:change-end text:change-id="ct40554592"/>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40558816"/><text:span text:style-name="T22">s</text:span><text:change-end text:change-id="ct40558816"/> in the right column. The first configuration option<text:change text:change-id="ct40561344"/> is for <text:span text:style-name="T2">Energy Minim</text:span><text:change-start text:change-id="ct40559696"/><text:span text:style-name="T3">iz</text:span><text:change-end text:change-id="ct40559696"/><text:change text:change-id="ct40560144"/><text:change text:change-id="ct40559904"/><text:span text:style-name="T2">ation</text:span>. This step is performed after adding molecule to water box. Some atoms in that system may collide. The purpose is to move water atoms a bit, so dynamics simulation will not start in <text:change-start text:change-id="ct40564880"/><text:span text:style-name="T23">a </text:span><text:change-end text:change-id="ct40564880"/>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40552992"/><text:span text:style-name="T3">iz</text:span><text:change-end text:change-id="ct40552992"/><text:change text:change-id="ct40563904"/><text:change text:change-id="ct40561792"/><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37630F42.png" xlink:type="simple" xlink:show="embed" xlink:actuate="onLoad"/></draw:frame>Picture 16.</text:p>
      <text:p text:style-name="P39"/>
      <text:p text:style-name="P39">5. Changelog</text:p>
      <text:p text:style-name="P6"/>
      <text:p text:style-name="P6">What's new in <text:change text:change-id="ct40595904"/><text:span text:style-name="T13">2</text:span>.0:</text:p>
      <text:list xml:id="list8580828275579985320"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2471295289593052222"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40631920"/><text:span text:style-name="T20">btchtm</text:span>@ug.<text:change-end text:change-id="ct40631920"/><text:span text:style-name="T24">edu</text:span><text:change-start text:change-id="ct40633520"/>.pl<text:change-end text:change-id="ct40633520"/>)<text:change-start text:change-id="ct40633808"/></text:p>
      <text:p text:style-name="P8">- Sara Boch Kminikowska<text:change-end text:change-id="ct406338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c4c7d32d0d49397cad38d62472b0bc8acff48dd6</meta:generator>
    <dc:title/>
    <meta:initial-creator/>
    <dc:creator>Tomasz Makarewicz</dc:creator>
    <meta:editing-cycles>45</meta:editing-cycles>
    <dc:date>2015-05-20T13:09:52.204577139</dc:date>
    <meta:editing-duration>PT3H53M21S</meta:editing-duration>
    <meta:document-statistic meta:table-count="0" meta:image-count="16" meta:object-count="0" meta:page-count="18" meta:paragraph-count="106" meta:word-count="1751" meta:character-count="10768" meta:non-whitespace-character-count="9103"/>
  </office:meta>
</office:document-meta>
</file>